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Inconsolata" svg:font-family="Inconsolata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Inconsolata"/>
    </style:style>
    <style:style style:name="P2" style:family="paragraph" style:parent-style-name="Standard">
      <style:paragraph-properties>
        <style:tab-stops/>
      </style:paragraph-properties>
      <style:text-properties style:font-name="Inconsolata"/>
    </style:style>
    <style:style style:name="P3" style:family="paragraph" style:parent-style-name="Standard">
      <style:text-properties style:font-name="Inconsolata" fo:font-weight="bold" style:font-weight-asian="bold" style:font-weight-complex="bold"/>
    </style:style>
    <style:style style:name="P4" style:family="paragraph" style:parent-style-name="Standard" style:list-style-name="L1">
      <style:text-properties style:font-name="Inconsolata"/>
    </style:style>
    <style:style style:name="P5" style:family="paragraph" style:parent-style-name="Standard" style:list-style-name="L2">
      <style:text-properties style:font-name="Inconsolata"/>
    </style:style>
    <style:style style:name="P6" style:family="paragraph" style:parent-style-name="Standard" style:list-style-name="L3">
      <style:paragraph-properties>
        <style:tab-stops/>
      </style:paragraph-properties>
      <style:text-properties style:font-name="Inconsolata"/>
    </style:style>
    <style:style style:name="P7" style:family="paragraph" style:parent-style-name="Standard" style:list-style-name="L4">
      <style:text-properties style:font-name="Inconsolata"/>
    </style:style>
    <style:style style:name="P8" style:family="paragraph" style:parent-style-name="Standard" style:list-style-name="L5">
      <style:text-properties style:font-name="Inconsolata"/>
    </style:style>
    <style:style style:name="P9" style:family="paragraph" style:parent-style-name="Standard" style:list-style-name="L6">
      <style:text-properties style:font-name="Inconsolata"/>
    </style:style>
    <style:style style:name="P10" style:family="paragraph" style:parent-style-name="Standard" style:list-style-name="L7">
      <style:text-properties style:font-name="Inconsolata"/>
    </style:style>
    <style:style style:name="P11" style:family="paragraph" style:parent-style-name="Standard" style:list-style-name="L8">
      <style:text-properties style:font-name="Inconsolata"/>
    </style:style>
    <style:style style:name="P12" style:family="paragraph" style:parent-style-name="Standard" style:list-style-name="L9">
      <style:text-properties style:font-name="Inconsolata"/>
    </style:style>
    <style:style style:name="P13" style:family="paragraph" style:parent-style-name="Standard">
      <style:text-properties style:font-name="Inconsolata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cture 06: Software management or “How I Learned to Stop Worrying and Love APT” Part 2</text:p>
      <text:p text:style-name="P3">Hands-on Unix system administration DeCal </text:p>
      <text:p text:style-name="P3">2012-10-08</text:p>
      <text:p text:style-name="P1"/>
      <text:p text:style-name="P1">Make install sucks:</text:p>
      <text:list xml:id="list8346721621" text:style-name="L1">
        <text:list-item>
          <text:p text:style-name="P4">not guaranteed to work consistently</text:p>
        </text:list-item>
        <text:list-item>
          <text:p text:style-name="P4">takes time (human and computational)</text:p>
        </text:list-item>
        <text:list-item>
          <text:p text:style-name="P4">disorganized</text:p>
          <text:list>
            <text:list-item>
              <text:p text:style-name="P4">many files install to /usr/local, but not always, can install anywhere on system, and possibly overwrite or interfere with other things</text:p>
            </text:list-item>
            <text:list-item>
              <text:p text:style-name="P4">What is installed? And what version? What installed software is vulnerable to a exploit? What software has a major bug?</text:p>
            </text:list-item>
          </text:list>
        </text:list-item>
        <text:list-item>
          <text:p text:style-name="P4">make uninstall target doesn't always exist or work cleanly</text:p>
          <text:list>
            <text:list-item>
              <text:p text:style-name="P4">need to keep copy of source</text:p>
            </text:list-item>
          </text:list>
        </text:list-item>
      </text:list>
      <text:p text:style-name="P1"/>
      <text:p text:style-name="P1">Dependency hell:</text:p>
      <text:list xml:id="list999102671" text:style-name="L2">
        <text:list-item>
          <text:p text:style-name="P5">many dependencies, tedious</text:p>
          <text:list>
            <text:list-item>
              <text:p text:style-name="P5">chains of dependencies (dependencies have dependencies themselves)</text:p>
            </text:list-item>
          </text:list>
        </text:list-item>
        <text:list-item>
          <text:p text:style-name="P5">conflicting dependencies</text:p>
          <text:list>
            <text:list-item>
              <text:p text:style-name="P5">different versions and variants which may be incompatible, but no specific “canonical” documentation</text:p>
            </text:list-item>
          </text:list>
        </text:list-item>
        <text:list-item>
          <text:p text:style-name="P5">circular dependencies (dependencies may be dependent on original software)</text:p>
        </text:list-item>
      </text:list>
      <text:p text:style-name="P1"/>
      <text:p text:style-name="P2">Upgrading compounds problems:</text:p>
      <text:list xml:id="list1283053938" text:style-name="L3">
        <text:list-item>
          <text:p text:style-name="P6">you need to keep track of updates (security updates and bugfixes) – so knowing what is installed, what versions, which vulnerable, is important</text:p>
        </text:list-item>
        <text:list-item>
          <text:p text:style-name="P6">you need to again install fetch, compile, and deal with dependency hell</text:p>
        </text:list-item>
        <text:list-item>
          <text:p text:style-name="P6">you need to ensure compatibility during update, update other software at the same time, and pray nothing breaks</text:p>
        </text:list-item>
      </text:list>
      <text:p text:style-name="P1"/>
      <text:p text:style-name="P1">Package management:</text:p>
      <text:list xml:id="list1108463835" text:style-name="L4">
        <text:list-item>
          <text:p text:style-name="P7">Unix distribution provides a central repository of packages each with a different name</text:p>
        </text:list-item>
        <text:list-item>
          <text:p text:style-name="P7">packages can be source packages which are meant to be compiled during installation or binary which have already been compiled</text:p>
        </text:list-item>
        <text:list-item>
          <text:p text:style-name="P7">packages are maintained according to a policy manual</text:p>
          <text:list>
            <text:list-item>
              <text:p text:style-name="P7">“upstream” is modified as necessary to ensure combinations of packages are compatible and act consistently</text:p>
            </text:list-item>
          </text:list>
        </text:list-item>
        <text:list-item>
          <text:p text:style-name="P7">metadata associated with each package identifies version, dependencies, checksum/signature</text:p>
        </text:list-item>
        <text:list-item>
          <text:p text:style-name="P7">package manager handles installing, smart upgrading (order of operations), configuring, and removing software</text:p>
        </text:list-item>
        <text:list-item>
          <text:p text:style-name="P7">blurs the boundaries between operating system and applications – OS is itself a bunch of packages</text:p>
        </text:list-item>
        <text:list-item>
          <text:p text:style-name="P7">saves disk space and memory space because software can use shared libraries</text:p>
        </text:list-item>
        <text:list-item>
          <text:p text:style-name="P7">possibly the greatest feature of Unix distributions, especially GNU/Linux</text:p>
        </text:list-item>
      </text:list>
      <text:p text:style-name="P1"/>
      <text:p text:style-name="P1"/>
      <text:p text:style-name="P1"><text:soft-page-break/></text:p>
      <text:p text:style-name="P1">As compared with an installer (“Windows”):</text:p>
      <text:list xml:id="list232126680" text:style-name="L5">
        <text:list-item>
          <text:p text:style-name="P8">package management: single installation database managed the same way by operating system</text:p>
        </text:list-item>
        <text:list-item>
          <text:p text:style-name="P8">installer: each program manages its own installation in inconsistent ways, possibly recording this information its own format</text:p>
        </text:list-item>
        <text:list-item>
          <text:p text:style-name="P8">installers tend to be buggier, but more up-to-date since they are prepared as part of the “upstream” software</text:p>
        </text:list-item>
        <text:list-item>
          <text:p text:style-name="P8">package managers can keep track of all installed software, find updates, make clean removals, but they can lag behind, which is not necessarily a bad thing (with features come bugs)</text:p>
        </text:list-item>
        <text:list-item>
          <text:p text:style-name="P8">Microsoft now recommends MSI (Windows Installer format), which is a package system without the central repository to fetch, install, and update from</text:p>
        </text:list-item>
      </text:list>
      <text:p text:style-name="P1"/>
      <text:p text:style-name="P1">Debian package management:</text:p>
      <text:list xml:id="list1242188765" text:style-name="L6">
        <text:list-item>
          <text:p text:style-name="P9">robust package management introduced in 1993 with Debian, a GNU/Linux distribution – the universal OS (flexible and powerful)</text:p>
        </text:list-item>
        <text:list-item>
          <text:p text:style-name="P9">source and binary packages: you can modify source packages, and build binary packages (*.deb archives) for different architectures and kernels, which are actually used for fast and clean installations</text:p>
        </text:list-item>
        <text:list-item>
          <text:p text:style-name="P9">types of dependencies (by name and version)</text:p>
          <text:list>
            <text:list-item>
              <text:p text:style-name="P9">build: required dependencies for compiling source packages (e.g., gcc)</text:p>
            </text:list-item>
            <text:list-item>
              <text:p text:style-name="P9">depends: required dependencies for installations (e.g., libc)</text:p>
            </text:list-item>
            <text:list-item>
              <text:p text:style-name="P9">recommends: recommended dependencies (apt/aptitude installs by default)</text:p>
            </text:list-item>
            <text:list-item>
              <text:p text:style-name="P9">suggests: suggested packages</text:p>
            </text:list-item>
            <text:list-item>
              <text:p text:style-name="P9">also breaks, conflicts, provides, replaces</text:p>
            </text:list-item>
          </text:list>
        </text:list-item>
        <text:list-item>
          <text:p text:style-name="P9">different package versions for different releases of Debian OS</text:p>
          <text:list>
            <text:list-item>
              <text:p text:style-name="P9">upgrade from release to release by upgrading packages</text:p>
            </text:list-item>
          </text:list>
        </text:list-item>
        <text:list-item>
          <text:p text:style-name="P9">dpkg: low-level Debian package manager and package format</text:p>
        </text:list-item>
        <text:list-item>
          <text:p text:style-name="P9">aptitude/apt: add networked capability to search, fetch, and install or upgrade from packages available through the Debian archives specified in source.list file</text:p>
        </text:list-item>
      </text:list>
      <text:p text:style-name="P1"/>
      <text:p text:style-name="P1">Why compile:</text:p>
      <text:list xml:id="list1654964011" text:style-name="L7">
        <text:list-item>
          <text:p text:style-name="P10">even with binary package management, you may need a newer version which is unavailable (hasn't yet been packaged) or you may need to apply a patch for <text:s/>further customization or bugfixes</text:p>
        </text:list-item>
        <text:list-item>
          <text:p text:style-name="P10">packaging software, i.e., developing packages, involves compiling software, then more, so Debian developers know dependency hell well to save us from it</text:p>
        </text:list-item>
      </text:list>
      <text:p text:style-name="P1"/>
      <text:p text:style-name="P1">Software freedom:</text:p>
      <text:list xml:id="list1250309810" text:style-name="L8">
        <text:list-item>
          <text:p text:style-name="P11">software that can be freely run, studied, modified, adapted, improved, copied, distributed, and redistributed </text:p>
        </text:list-item>
        <text:list-item>
          <text:p text:style-name="P11">in contrast, proprietary software is restricted by copyright and contracts (NDAs, EULAs)</text:p>
        </text:list-item>
        <text:list-item>
          <text:p text:style-name="P11">aka open source, access to source code is a prerequisite</text:p>
        </text:list-item>
        <text:list-item>
          <text:p text:style-name="P11">package management “depends” on free software because software is packaged and patched in source form, can be compiled for desired architecture, with shared libraries, etc.</text:p>
        </text:list-item>
      </text:list>
      <text:p text:style-name="P1"><text:soft-page-break/></text:p>
      <text:p text:style-name="P1">Useful commands:</text:p>
      <text:list xml:id="list889839485" text:style-name="L9">
        <text:list-item>
          <text:p text:style-name="P12">dpkg -i: install a Debian binary package file (typically handled through aptitude)</text:p>
        </text:list-item>
        <text:list-item>
          <text:p text:style-name="P12">dpkg -l: list all managed packages or specified package (does not include available packages, those are not handled by low-level dpkg), status, and version</text:p>
        </text:list-item>
        <text:list-item>
          <text:p text:style-name="P12">dpkg -L: list files installed (provided by) from specified package</text:p>
        </text:list-item>
        <text:list-item>
          <text:p text:style-name="P12">dpkg -S: find package which provides a file</text:p>
        </text:list-item>
        <text:list-item>
          <text:p text:style-name="P12">aptitude update: update local cache of available packages</text:p>
        </text:list-item>
        <text:list-item>
          <text:p text:style-name="P12">aptitude upgrade: fetch and upgrade to latest available all or specified packages (run aptitude update to update cache first)</text:p>
        </text:list-item>
        <text:list-item>
          <text:p text:style-name="P12">aptitude install: fetch and install package from repositor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Inconsolata" svg:font-family="Inconsolata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75in" fo:margin-top="0.75in" fo:margin-bottom="0.75in" fo:margin-left="0.75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3T10:12:40</meta:creation-date>
    <dc:date>2012-10-08T17:24:31</dc:date>
    <meta:editing-duration>PT2H23M49S</meta:editing-duration>
    <meta:editing-cycles>25</meta:editing-cycles>
    <meta:generator>LibreOffice/3.5$Linux_X86_64 LibreOffice_project/350m1$Build-2</meta:generator>
    <meta:document-statistic meta:table-count="0" meta:image-count="0" meta:object-count="0" meta:page-count="3" meta:paragraph-count="66" meta:word-count="804" meta:character-count="5214" meta:non-whitespace-character-count="4527"/>
  </office:meta>
</office:document-meta>
</file>